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erif" svg:font-family="FreeSerif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style:contextual-spacing="false"/>
      <style:text-properties style:font-name="FreeSans" fo:language="en" fo:country="US" officeooo:rsid="001d7508" officeooo:paragraph-rsid="00228fa8" style:language-asian="zxx" style:country-asian="none" style:language-complex="zxx" style:country-complex="none"/>
    </style:style>
    <style:style style:name="P2" style:family="paragraph" style:parent-style-name="Standard">
      <style:paragraph-properties fo:margin-top="0.0791in" fo:margin-bottom="0.0791in" style:contextual-spacing="false"/>
      <style:text-properties style:font-name="FreeSans" fo:language="en" fo:country="US" officeooo:rsid="0025db23" officeooo:paragraph-rsid="0025db23" style:language-asian="zxx" style:country-asian="none" style:language-complex="zxx" style:country-complex="none"/>
    </style:style>
    <style:style style:name="T1" style:family="text">
      <style:text-properties officeooo:rsid="001f1ba2"/>
    </style:style>
    <style:style style:name="T2" style:family="text">
      <style:text-properties officeooo:rsid="001fd4e9"/>
    </style:style>
    <style:style style:name="T3" style:family="text">
      <style:text-properties officeooo:rsid="00219fdb"/>
    </style:style>
    <style:style style:name="T4" style:family="text">
      <style:text-properties officeooo:rsid="002232da"/>
    </style:style>
    <style:style style:name="T5" style:family="text">
      <style:text-properties officeooo:rsid="00228fa8"/>
    </style:style>
    <style:style style:name="T6" style:family="text">
      <style:text-properties officeooo:rsid="0025db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professors, dear classmates,</text:p>
      <text:p text:style-name="P1"><text:span text:style-name="T5">W</text:span>elcome to our presentation about our <text:span text:style-name="T4">solar tracker</text:span>!</text:p>
      <text:p text:style-name="P1"><text:span text:style-name="T2">In this presentation we want to talk about the </text:span><text:span text:style-name="T6">challanges</text:span><text:span text:style-name="T2"> we faced when </text:span><text:span text:style-name="T4">building and constructing our solar tracker. After the presentation we will show the solar tracker in action, and finally </text:span><text:span text:style-name="T5">we will show a short video summarizing the whole process of the project.</text:span></text:p>
      <text:p text:style-name="P2">So, what problems did we face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erif" svg:font-family="FreeSerif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Cantarell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Cantarell" style:font-size-asian="12pt" style:language-asian="zh" style:country-asian="CN" style:font-name-complex="FreeSerif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0T09:33:14.635804384</dc:date>
    <meta:editing-duration>PT32M25S</meta:editing-duration>
    <meta:editing-cycles>8</meta:editing-cycles>
    <meta:generator>LibreOffice/7.4.7.2$Linux_X86_64 LibreOffice_project/40$Build-2</meta:generator>
    <meta:document-statistic meta:table-count="0" meta:image-count="0" meta:object-count="0" meta:page-count="1" meta:paragraph-count="4" meta:word-count="63" meta:character-count="381" meta:non-whitespace-character-count="322"/>
  </office:meta>
</office:document-meta>
</file>